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officeooo:rsid="00083b77" officeooo:paragraph-rsid="00083b77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83b77" officeooo:paragraph-rsid="0014cfcf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0a1d49" officeooo:paragraph-rsid="000a1d49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0b1c25" officeooo:paragraph-rsid="000b1c25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0b1c25" officeooo:paragraph-rsid="0014cfcf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0a1d49" officeooo:paragraph-rsid="000a1d4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4cfcf" officeooo:paragraph-rsid="0014cfcf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14cfcf" officeooo:paragraph-rsid="0015af4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14cfcf" officeooo:paragraph-rsid="0016114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14cfcf" officeooo:paragraph-rsid="0019b663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14cfcf" officeooo:paragraph-rsid="001c925c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normal" officeooo:rsid="0014cfcf" officeooo:paragraph-rsid="00161144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" fo:font-weight="normal" officeooo:rsid="0014cfcf" officeooo:paragraph-rsid="001c925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14cfcf" officeooo:paragraph-rsid="0014cfcf"/>
    </style:style>
    <style:style style:name="P15" style:family="paragraph" style:parent-style-name="Standard">
      <style:paragraph-properties fo:text-align="center" style:justify-single-word="false"/>
      <style:text-properties officeooo:paragraph-rsid="00083b77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4cfcf" officeooo:paragraph-rsid="001c925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14cfcf" officeooo:paragraph-rsid="002480a8" style:font-weight-asian="normal" style:font-weight-complex="normal"/>
    </style:style>
    <style:style style:name="T1" style:family="text">
      <style:text-properties officeooo:rsid="000a1d49"/>
    </style:style>
    <style:style style:name="T2" style:family="text">
      <style:text-properties officeooo:rsid="000b1c25"/>
    </style:style>
    <style:style style:name="T3" style:family="text">
      <style:text-properties officeooo:rsid="0014cfc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4cfcf" style:font-weight-asian="bold" style:font-weight-complex="bold"/>
    </style:style>
    <style:style style:name="T6" style:family="text">
      <style:text-properties officeooo:rsid="0015af4b"/>
    </style:style>
    <style:style style:name="T7" style:family="text">
      <style:text-properties fo:font-style="normal" officeooo:rsid="00161144" style:font-style-asian="normal" style:font-style-complex="normal"/>
    </style:style>
    <style:style style:name="T8" style:family="text">
      <style:text-properties fo:font-style="normal" officeooo:rsid="00174d3b" style:font-style-asian="normal" style:font-style-complex="normal"/>
    </style:style>
    <style:style style:name="T9" style:family="text">
      <style:text-properties fo:font-style="normal" officeooo:rsid="0017f4c6" style:font-style-asian="normal" style:font-style-complex="normal"/>
    </style:style>
    <style:style style:name="T10" style:family="text">
      <style:text-properties fo:font-style="normal" officeooo:rsid="0018e5c9" style:font-style-asian="normal" style:font-style-complex="normal"/>
    </style:style>
    <style:style style:name="T11" style:family="text">
      <style:text-properties fo:font-style="normal" officeooo:rsid="0019b663" style:font-style-asian="normal" style:font-style-complex="normal"/>
    </style:style>
    <style:style style:name="T12" style:family="text">
      <style:text-properties fo:font-style="normal" officeooo:rsid="001b98b0" style:font-style-asian="normal" style:font-style-complex="normal"/>
    </style:style>
    <style:style style:name="T13" style:family="text">
      <style:text-properties fo:font-style="normal" officeooo:rsid="001c925c" style:font-style-asian="normal" style:font-style-complex="normal"/>
    </style:style>
    <style:style style:name="T14" style:family="text">
      <style:text-properties fo:font-style="normal" officeooo:rsid="0023386f" style:font-style-asian="normal" style:font-style-complex="normal"/>
    </style:style>
    <style:style style:name="T15" style:family="text">
      <style:text-properties fo:font-style="normal" officeooo:rsid="002480a8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61144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9b663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1b98b0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1c925c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2480a8" style:font-style-asian="normal" style:font-weight-asian="bold" style:font-style-complex="normal" style:font-weight-complex="bold"/>
    </style:style>
    <style:style style:name="T22" style:family="text">
      <style:text-properties style:font-name="ARial" officeooo:rsid="00083b77"/>
    </style:style>
    <style:style style:name="T23" style:family="text">
      <style:text-properties style:font-name="ARial" fo:font-weight="bold" officeooo:rsid="00083b77" style:font-weight-asian="bold" style:font-weight-complex="bold"/>
    </style:style>
    <style:style style:name="T24" style:family="text">
      <style:text-properties officeooo:rsid="00249c1f"/>
    </style:style>
    <style:style style:name="T25" style:family="text">
      <style:text-properties officeooo:rsid="0024f6e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2"><text:s/></text:span><text:span text:style-name="T23">Ponteiros – Exercícios para fixação</text:span></text:p>
      <text:p text:style-name="P2"><text:span text:style-name="T5">Questão </text:span><text:span text:style-name="T4">1</text:span><text:span text:style-name="T5">)</text:span> </text:p>
      <text:p text:style-name="P2"><text:tab/>Primeiro é <text:span text:style-name="T1">declarado as variáveis, logo em seguida a variável y recebe o valor 0, a variável p o endereço de y e x o valor apontado por p. Em seguida x passa a armazenar o valor 4, depois usando o ponteiro p, é incrementado uma unidade ao valor armazenado por y, e a variável x é decrementada em uma unidade. E por fim, também usando ponteiro, é adicionado o valor da variável x no valor armazenado pela variável y, e assim, ao final do código a variável x armazena o valor 3, a variável </text:span><text:span text:style-name="T3">y</text:span><text:span text:style-name="T1"> o valor 4 e o ponteiro p armazena o endereço de y.</text:span></text:p>
      <text:p text:style-name="P1"/>
      <text:p text:style-name="P6"><text:span text:style-name="T3">Questão </text:span>2<text:span text:style-name="T3">)</text:span></text:p>
      <text:p text:style-name="P3">a) Uma mensagem de <text:span text:style-name="T2">advertência</text:span>.</text:p>
      <text:p text:style-name="P3">b) Porque na atribuição do endereço da variável x ao ponteiro p, falta o operador &amp;.</text:p>
      <text:p text:style-name="P3">c) <text:span text:style-name="T2">Sim.</text:span></text:p>
      <text:p text:style-name="P4">d) int main(void) {</text:p>
      <text:p text:style-name="P4"><text:tab/>int x, *p;</text:p>
      <text:p text:style-name="P4"><text:tab/>x = 100;</text:p>
      <text:p text:style-name="P4"><text:tab/>p = &amp;x;</text:p>
      <text:p text:style-name="P4"><text:tab/>printf(“Valor de p = %p\tValor de *p = %d”, p, *p);</text:p>
      <text:p text:style-name="P4"><text:tab/>}</text:p>
      <text:p text:style-name="P4">e) Sim.</text:p>
      <text:p text:style-name="P4"/>
      <text:p text:style-name="P5"><text:span text:style-name="T5">Questão </text:span><text:span text:style-name="T4">3</text:span><text:span text:style-name="T5">)</text:span> </text:p>
      <text:p text:style-name="P14"><text:tab/>A saída do programa será, <text:span text:style-name="T24">a=11, b=20, c=10 e d=30. Primeiro é <text:s/>declarado as variáveis do tipo int, a, b, c e d. Depois os ponteiros p1, p2 que recebe o endereço de a, p3 que recebe o endereço de c. Em seguida o ponteiro p1 recebe o endereço armazenado por p2, que é o endereço de a, depois é adicionado o valor 10 a variável a por meio do ponteiro p2, em seguida b recebe o valor 20. Após isso é declarado o ponteiro para ponteiro pp, ele recebe o endereço de p1. A variável c recebe o conteúdo apontado pelo ponteiro pp, depois e declarado outro ponteiro chamado p4 e que recebe o endereço de d, por fim o a variável d recebe o valor de b mais o </text:span><text:span text:style-name="T25">valor de a incrementado em 1.</text:span></text:p>
      <text:p text:style-name="P4"/>
      <text:p text:style-name="P7">Questão 4)</text:p>
      <text:p text:style-name="P8"><text:tab/>Primeiramente foi declarado as bibliotecas stdio e math. Em seguida foi criada uma função <text:span text:style-name="T6">chamada calcula_hexagono</text:span> para fazer os cálculos, essa função recebe como parâmetro uma variável chama l, que recebe o valor do lado do hexágono, e dois ponteiros, um chamado area e o outro chamado perimetro, todos do tipo float. <text:span text:style-name="T6">Já dentro da função, o ponteiro area recebe, tres multiplicando a função pow, que tem como base a variável l e como expoente o número 2, e resultado dessas operações é multiplicado pela função sqrt, que tem como parâmetro o número 3, o resultado dessas operações é a área do hexagono relugar. Para calcular o perimetro, o ponteiro perimetro recebe a variável l multiplicada por 6. E as duas ultimas instruções da função são dois printf, que imprimem o valor da área e do perímetro do hexágono.</text:span></text:p>
      <text:p text:style-name="P9"><text:tab/><text:span text:style-name="T6">Abaixo da função está a função main, a primeira instrução nela é a declação de três variáveis do tipo float, chamadas de lado, area e perimetro. Em seguida vem uma instrução printf e scanf, para pedir ao usuário o valor do lado do hexágono e ler esse valor. E por ultimo é chamado a função calcula_hexagono, que recebe como parâmetro, a variável lado, e o endereço das variáveis area e perimetro.</text:span></text:p>
      <text:p text:style-name="P12"><text:span text:style-name="Emphasis"><text:span text:style-name="T16">Alocação Dinâmica de Vetores - Exercício para fixação</text:span></text:span></text:p>
      <text:p text:style-name="P9"><text:span text:style-name="Emphasis"><text:span text:style-name="T17">Questão 1)</text:span></text:span></text:p>
      <text:p text:style-name="P9"><text:soft-page-break/><text:span text:style-name="Emphasis"><text:span text:style-name="T7"><text:tab/>No inicio do programa, é incluído as bibliotecas stdio, string e stdlib. Em seguida vem a função main. Dentro da função a primeira instrução é a declaração da variáveis total_pessoas e i, ambas do tipo inteiro. Depois vem um printf e um scanf para saber a quantidade de pessoas a serem entrevistadas, seguidas da declaração dos ponteiros sexo e opiniao e da declaração das variáveis total_M, total_F, total_M_NG, total_F_G, total_gostaram, total_nao_gostaram. Em seguida é feita a alocação dinâmica dos ponteiros sexo e opiniao, </text:span></text:span><text:span text:style-name="Emphasis"><text:span text:style-name="T8">no ponteiro sexo a função malloc recebe param tero a variável total_pessoas multiplicada pela função s</text:span></text:span><text:span text:style-name="Emphasis"><text:span text:style-name="T13">i</text:span></text:span><text:span text:style-name="Emphasis"><text:span text:style-name="T8">zeof de char, para poder alocar espaço de memória suficiente para a quantidade de pessoas à serem entrevistadas, e no ponteiro opiniao, malloc recebe como parâmetro o valor 10 multiplicado por sizeof de char, para poder armazenar a resposta de cada pessoa.</text:span></text:span></text:p>
      <text:p text:style-name="P9"><text:span text:style-name="Emphasis"><text:span text:style-name="T7"><text:tab/>Após a alocação dinâmica, </text:span></text:span><text:span text:style-name="Emphasis"><text:span text:style-name="T8">vem um laço for, </text:span></text:span><text:span text:style-name="Emphasis"><text:span text:style-name="T9">que recebe como parâmetro a variável total_pessoas e a variável i. D</text:span></text:span><text:span text:style-name="Emphasis"><text:span text:style-name="T8">entro desse laço, as duas primeiras instruções são um printf e um scanf para perguntar e armazenar o sexo do entrevistado, após o scanf vem uma estrutura condicional if-else, o primeiro if testa a condição do ponteiro sexo ser igual </text:span></text:span><text:span text:style-name="Emphasis"><text:span text:style-name="T9">ao caractere ‘</text:span></text:span><text:span text:style-name="Emphasis"><text:span text:style-name="T8">M’, </text:span></text:span><text:span text:style-name="Emphasis"><text:span text:style-name="T9">caso a condição seja verdadeira, </text:span></text:span><text:span text:style-name="Emphasis"><text:span text:style-name="T8">a variável total_M recebe total_M mais 1, e vem em seguida um printf e um scanf para perguntar e armazenar a opinião do entrevistado e depois vem uma estrutura condicional if </text:span></text:span><text:span text:style-name="Emphasis"><text:span text:style-name="T9">e recebe como parametro a função strcasestr, que por usa vez, recebe como parâmetro o ponteiro opiniao e a string “não gostei”. A função strcasestr vai comparar o conteúdo do ponteiro com a string, se a condição for verdadeira, a variável total_M_NG recebe total_M_NG mais 1.</text:span></text:span></text:p>
      <text:p text:style-name="P9"><text:span text:style-name="Emphasis"><text:span text:style-name="T9"><text:tab/>Agora para o caso do conteúdo do ponteiro sexo for falsa, dentro do eles vem uma estrutura condicional if, que irá testar a condição do ponteiro armazenar o caractere ‘F’, caso a condição seja verdadeira a variável total_F recebe total_F mais 1. E em seguida vem um printf e um scanf para perguntar e armazenar a opinião do entrevistado, e por ultimo vem um estura condicional if, para testar a possibilidade do ponteiro opiniao armazenar a string “gostei”, caso seja verdadeiro, a variável total_F_G recebe total_F_G mais 1. E assim termina o laço for.</text:span></text:span></text:p>
      <text:p text:style-name="P9"><text:span text:style-name="Emphasis"><text:span text:style-name="T9"><text:tab/>Para calcular a porcentagem de pessoas que gostaram e não gostaram. A variável total_gostaram recebe total_F_G multiplicado por 100 e dividido em seguida pela variável total_pessoas. E a variável total_nao_gostaram recebe total_M_NG multiplicado por 100 e em seguida dividido pela variável total_pessoas. E as ultimas instruções são um printf para pular a linha, e outros 5 para mostrar respectivamente o total de pessoas entrevistadas, o total d</text:span></text:span><text:span text:style-name="Emphasis"><text:span text:style-name="T10">e pessoas do sexo masculino, o total de pessoas do sexo feminino, a porcentagem de mulheres que gostaram do produto, e o total de homens que não gostaram do produto e no final duas funções free para limpar a memória requisitadas pelos ponteiros sexo e opiniao</text:span></text:span></text:p>
      <text:p text:style-name="P9"><text:span text:style-name="Emphasis"><text:span text:style-name="T10"/></text:span></text:p>
      <text:p text:style-name="P10"><text:span text:style-name="Emphasis"><text:span text:style-name="T18">Questão 2)</text:span></text:span></text:p>
      <text:p text:style-name="P10"><text:span text:style-name="Emphasis"><text:span text:style-name="T11"><text:tab/>Primeiro é declarado as bibliotecas stdio e stdlib. Na função main, as primeiras instruções são as declarações da variáveis do tipo inteiro e do ponteiro do tipo char. Em seguida é pedido e lido a quantidade de questões da prova e é feita a alocação dinâmica do vetor gabarito. As próximas instrução são pedir, armazenar e imprimir o gabarito da prova. Depois é feita a alocação dinâmica de outro vetor, chamado respostas, e em seguida pedido para informa o gabarito dos 10 alunos, para isso é utilizado um laço de repetição for, </text:span></text:span><text:span text:style-name="Emphasis"><text:span text:style-name="T12">dentro desse laço existe outro laço for para ler o gabarito de cada aluno, e dentro deste segundo for, exite um comando if, para comparar o gabarito do aluno com o gabarito oficial, se tiver alguma alternativa igual ao a do gabarito, a variável acertos recebe acertos mais 1. Ainda dentro do primeiro laço for a variável nota recebe acertos multiplicado por 100 e em seguida dividido pela quantidade de questões, com essa instrução é possível saber a nota de cada aluno. Em seguida vem uma instrução if, que testa se a nota do aluno é maior ou igual a 60, se for verdadeiro, a variável </text:span></text:span><text:soft-page-break/><text:span text:style-name="Emphasis"><text:span text:style-name="T12">porcentagem_aprovados recebe porcentagem_aprovados mais 1, assim é possível informar a porcentagem de alunos aprovados. Depois é imprimido a quantidade de acertos do aluno e sua respectiva nota, e no fim a variável acerto recebe 0, para poder receber os acertos dos próximos alunos.</text:span></text:span></text:p>
      <text:p text:style-name="P11"><text:span text:style-name="Emphasis"><text:span text:style-name="T12"><text:tab/>E para finalizar o programa, é imprimido a porcentagem de aprovação, multiplicando a porcentagem de aprovados pro 100 e em seguida dividindo por 10 que é a quantidade de alunos. E a ultima instrução é a liberação da memória usando a função free, que recebe como parâmetro o ponteiro gabarito.</text:span></text:span></text:p>
      <text:p text:style-name="P13"><text:span text:style-name="Emphasis"><text:span text:style-name="T19"/></text:span></text:p>
      <text:p text:style-name="P13"><text:span text:style-name="Emphasis"><text:span text:style-name="T19">Prática - Estrutura de dados </text:span></text:span></text:p>
      <text:p text:style-name="P11"><text:span text:style-name="Emphasis"><text:span text:style-name="T20">Questão 1)</text:span></text:span></text:p>
      <text:p text:style-name="P11"><text:span text:style-name="Emphasis"><text:span text:style-name="T13"><text:tab/></text:span></text:span><text:span text:style-name="Emphasis"><text:span text:style-name="T14">Antes da função main,é criado a struct chamada funcionario, composta por um vetor do tipo char e de tamanho 50, as variáveis salario do tipo float, identificador do tipo int e o vetor cargo de tamanho 30 do tipo char, antes do ponto e virgula a struct é renomeada para Funcionario. Depois vem a declaração das funções, a primeira se chama preenche e recebe como parametro a variável qnt_funcionario do tipo int e o ponteiro v_funcionario do tipo Funcionario. Dentro dela se declara a variável i do tipo inteiro para ser usada no laço for, nesse laço, enquanto, i for menor do que a quantidade de funcionarios, será pedido e armazenado os dados dos funcionários de acordo com a struct Funcionario. A segunda função, é a função imprime, ela recebe os mesmos parâmetros da primeira função e é responsável por imprimir os dados armazenados por cada funcionário. A terceira função se chama altera, ela recebe os mesmos parâmetros da funções anteriores, ela é responsável por alterar e imprime o salário dos funcionários, para isso dentro dela existe dois laços for,o primeiro laço acessa por meio do ponteiro a variável salario, e o segundo for imprime o novo salario digitado. A ultima função se chama compara, ela também recebe os mesmos parâmetros da funções anteriores, e é responsável por comparar os salários dos funcionários, </text:span></text:span><text:span text:style-name="Emphasis"><text:span text:style-name="T15">dentro dela existe uma estrutura condicional if-else, o primeiro if compara o salário do primeiro funcionário com o do segundo e imprime o menor e o maior salário, já o segundo if, compara também os salários do primeiro e segundo funcionário e imprime também o maior e o menor.</text:span></text:span></text:p>
      <text:p text:style-name="P11"><text:span text:style-name="Emphasis"><text:span text:style-name="T15"><text:tab/>E por vim vem a função main, onde primeiro se declara a variável que irá armazenar a quantidade de funcionários, depois é feita a declaração e alocação dinâmica do ponteiro v_funcionarios. E depois fim é feita a chamada das funções e passados os parametros para elas. E no final é liberada a memória alocada pelo ponteiro v_funcionarios.</text:span></text:span></text:p>
      <text:p text:style-name="P11"><text:span text:style-name="Emphasis"><text:span text:style-name="T15"/></text:span></text:p>
      <text:p text:style-name="P17"><text:span text:style-name="Emphasis"><text:span text:style-name="T21">Questão 2)</text:span></text:span></text:p>
      <text:p text:style-name="P17"><text:span text:style-name="Emphasis"><text:span text:style-name="T15"><text:tab/>Primeiro é feita a declaração da struct pessoa, com o vetor nome, documento e idade e depois renomeada para Pessoa. Em seguida é declarada a função preenche, que recebe como parâmetros a variável qnt_pessoa do tipo int e o ponteiro v_pessoa do tipo Pessoa. Dentro dela existe um laço for, dentro do laço for existe vários printf e scanf para perguntar e armazenar os dados das pessoas. Feito isso, vem a função imprime, que é responsável por imprimir os dados armazenados de cada pessoa. Depois vem a função altera, que pergunta a nova idade da pessoa e logo em seguida a imprime. A ultima função é a compara, que irá comparar a idade das pessoas e imprimir a menor e a maior.</text:span></text:span></text:p>
      <text:p text:style-name="P17"><text:span text:style-name="Emphasis"><text:span text:style-name="T15"><text:tab/>E no fim do programa é declarada a função main, e dentro dela é feita a declaração da variável que irá armazenar a quantidade de pessoas e também a declaração do ponteiro v_pessoa, que logo em seguida é alocado dinamicamente. Depois é feita a chama das funções e por fim liberada a memória com <text:s/>a função free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9:54:36.100455345</meta:creation-date>
    <dc:date>2023-02-24T18:19:59.856364565</dc:date>
    <meta:editing-duration>PT40M39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35" meta:word-count="1827" meta:character-count="10476" meta:non-whitespace-character-count="8658"/>
  </office:meta>
</office:document-meta>
</file>